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HttpServletRequestTests.getServerPortViaHostHeaderWithou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ockHttpServletRequestTests.isSecureWithHttpsSchemeAndSecureFlagI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invalidAcceptLangua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Reader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ServerPortViaHostHeaderAsIpv6AddressWith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preferredLocalesFromAcceptLangua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Tests.addMultipl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ockHttpServletRequestTests.getInputStreamAfterGetting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emptyAcceptLanguag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httpHeaderFirstVariantFormatte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getRequestURLWithNullReques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RequestURLWithIpv6AddressViaServerNameWithou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ServerNameWithInvalidIpv6AddressViaHos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setContentTypeHeaderWithMoreComplexCharsetSynt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Tests.getServerNameWithCusto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setMultipl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MockHttpServletRequestTests.setPreferredLocalesWithEmpty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getServerNameViaHostHeaderAsIpv6AddressWithou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httpHeader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isSecureWithHttpSchemeAndSecureFlag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protocolAnd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Tests.removeAll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ockHttpServletRequestTests.getServerPortViaHostHeaderAsIpv6AddressWithou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RequestURLWithNegative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ServerPortViaHostHeaderWith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no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ServerPortWithDefaul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RequestTests.setCharacterEncodingThen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Tests.setContentTypeThen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Tests.setContentAnd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Tests.getRequestURLWithHostHeaderAnd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getContentAsStringWithoutSetting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ServerPortWithInvalidIpv6AddressViaHos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getServerPortWithCustom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getServerNameViaHostHeaderWith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setContentType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Tests.getRequestURLWithInvalidIpv6AddressViaHos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s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Tests.httpHeaderFormattedDate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ServerNameViaHostHeaderWithou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InputStreamTw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ServerNameWithDefaul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RequestTests.isSecureWithHttpSchemeAndSecureFlagIs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setContentAnd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Tests.setPreferred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defaultLoca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ockHttpServletRequestTests.no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HttpServletRequestTests.getServerNameViaHostHeaderAsIpv6AddressWith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httpHeaderNameCasingIsPreserv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setContentAndGetContentAsByt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contentTypeHeaderUTF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Tests.contentType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ockHttpServletRequestTests.getRequestURLWithDefaul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ockHttpServletRequestTests.assertEqualEnumerations( Enumeration &lt; ? &gt; enum1 , Enumeration &lt; ? &gt; enum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Tests.httpHeaderRfcFormatte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httpHeaderSecondVariantFormatted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getRequestURLWithIpv6AddressViaHostHeaderWithou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RequestURLWithHos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setContentAndGetContentAsStringWithExplici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HttpServletRequestTests.httpHeader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ServerPortWithIpv6AddressAndInvalidPortViaHos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getReaderAfterGetting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setPreferredLocalesWithNull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ServletRequestTests.getRequestURLWithIpv6AddressViaHostHeaderWith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ServletRequestTests.getRequestURLWithIpv6AddressViaServerNameWith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getRequestURLWithDefaultsAndHttp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ckHttpServletRequestTests.isSecureWithHttpsSchemeAndSecureFlagIs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